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Contents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Heading">
      <style:paragraph-properties fo:text-align="center" style:justify-single-word="false"/>
    </style:style>
    <style:style style:name="P12" style:family="paragraph" style:parent-style-name="Table_20_Heading">
      <style:paragraph-properties fo:text-align="center" style:justify-single-word="false"/>
    </style:style>
    <style:style style:name="P13" style:family="paragraph" style:parent-style-name="Table_20_Contents">
      <style:paragraph-properties fo:text-align="center" style:justify-single-word="false"/>
    </style:style>
    <style:style style:name="P14" style:family="paragraph" style:parent-style-name="Table_20_Contents">
      <style:paragraph-properties fo:text-align="center" style:justify-single-word="false"/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Text_20_body" style:list-style-name="L2">
      <style:paragraph-properties fo:margin-top="0in" fo:margin-bottom="0in"/>
    </style:style>
    <style:style style:name="P20" style:family="paragraph" style:parent-style-name="Text_20_body" style:list-style-name="L3">
      <style:paragraph-properties fo:margin-top="0in" fo:margin-bottom="0in"/>
    </style:style>
    <style:style style:name="P21" style:family="paragraph" style:parent-style-name="Text_20_body" style:list-style-name="L4">
      <style:paragraph-properties fo:margin-top="0in" fo:margin-bottom="0in"/>
    </style:style>
    <style:style style:name="P22" style:family="paragraph" style:parent-style-name="Text_20_body" style:list-style-name="L5">
      <style:paragraph-properties fo:margin-top="0in" fo:margin-bottom="0in"/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Text_20_body" style:list-style-name="L6">
      <style:paragraph-properties fo:margin-top="0in" fo:margin-bottom="0in"/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</office:automatic-styles>
  <office:body>
    <office:text>
      <text:p text:style-name="Title">Char and Int Conversion, Ordering of Character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September 10, 2021 (12:53:0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reading-and-understanding"/>Reading and Understanding<text:bookmark-end text:name="reading-and-understanding"/></text:h>
      <text:p text:style-name="First_20_paragraph">Characters are represented by integers: cf. <text:a xlink:type="simple" xlink:href="https://en.wikipedia.org/wiki/ASCII#Printable_characters" office:name=""><text:span text:style-name="Definition">https://en.wikipedia.org/wiki/ASCII#Printable_characters</text:span></text:a> for a mapping between the glyphs (i.e., space, <text:span text:style-name="NormalTok">A</text:span>, <text:span text:style-name="OperatorTok">!</text:span>, etc.) and decimal values, to be read as “integer code”, i.e., 32, 33, 34, etc.</text:p>
      <text:p text:style-name="Text_20_body">In the referenced table, each character’s integer code is given for different <text:a xlink:type="simple" xlink:href="https://en.wikipedia.org/wiki/Radix#In_numeral_systems" office:name=""><text:span text:style-name="Definition">numeral systems</text:span></text:a>:</text:p>
      <text:list text:style-name="L1">
        <text:list-item>
          <text:p text:style-name="P1">Binary: base 2</text:p>
        </text:list-item>
        <text:list-item>
          <text:p text:style-name="P1">Oct: octal, base 8</text:p>
        </text:list-item>
        <text:list-item>
          <text:p text:style-name="P1">Dec: decimal, base 10</text:p>
        </text:list-item>
        <text:list-item>
          <text:p text:style-name="P1">Hex: hexadecimal, base 16</text:p>
        </text:list-item>
      </text:list>
      <text:p text:style-name="First_20_paragraph"><text:span text:style-name="T1">Decimal system</text:span> is what we use everyday, but computer programs occasionally use other numerical systems.</text:p>
      <text:p text:style-name="Text_20_body">Note that the characters are divided in groups, and that there are 95 printable characters.</text:p>
      <text:h text:style-name="Heading_20_1" text:outline-level="1"><text:bookmark-start text:name="converting"/>Converting<text:bookmark-end text:name="converting"/></text:h>
      <text:p text:style-name="First_20_paragraph">Copy the following snippet of code in a <text:span text:style-name="NormalTok">Main</text:span> method:</text:p>
      <text:p text:style-name="P2">int intVar = (int)'C';</text:p>
      <text:p text:style-name="P3">char charVar = (char)84;</text:p>
      <text:p text:style-name="P4">Console.WriteLine($"'C' is represented as {intVar}");</text:p>
      <text:p text:style-name="P5">Console.WriteLine($"{charVar} corresponds to the value 84"); </text:p>
      <text:p text:style-name="First_20_paragraph">And note that we can explicitly convert <text:span text:style-name="DataTypeTok">int</text:span> into <text:span text:style-name="DataTypeTok">char</text:span>, and <text:span text:style-name="DataTypeTok">char</text:span> into <text:span text:style-name="DataTypeTok">int</text:span>.</text:p>
      <text:p text:style-name="Text_20_body">Actually, the conversion from <text:span text:style-name="DataTypeTok">char</text:span> to <text:span text:style-name="DataTypeTok">int</text:span> could be done implicitly by C#; replace the previous first line with:</text:p>
      <text:p text:style-name="P6">int intVar = 'C';</text:p>
      <text:p text:style-name="First_20_paragraph">and note that your program still compiles.</text:p>
      <text:p text:style-name="Text_20_body">Can you also convert implicitly <text:span text:style-name="DataTypeTok">int</text:span> into <text:span text:style-name="DataTypeTok">char</text:span>?</text:p>
      <text:p text:style-name="Text_20_body">Next write code to determine the <text:span text:style-name="DataTypeTok">int</text:span> values for the following characters: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P7"><text:span text:style-name="DataTypeTok">char</text:span> value</text:p>
            </table:table-cell>
            <table:table-cell table:style-name="TableHeaderRowCell" office:value-type="string">
              <text:p text:style-name="P8"><text:span text:style-name="DataTypeTok">int</text:span> value</text:p>
            </table:table-cell>
          </table:table-row>
        </table:table-header-rows>
        <table:table-row>
          <table:table-cell table:style-name="TableRowCell" office:value-type="string">
            <text:p text:style-name="P9"><text:span text:style-name="NormalTok">w</text:span></text:p>
          </table:table-cell>
          <table:table-cell table:style-name="TableRowCell" office:value-type="string">
            <text:p text:style-name="P10">119</text:p>
          </table:table-cell>
        </table:table-row>
        <table:table-row>
          <table:table-cell table:style-name="TableRowCell" office:value-type="string">
            <text:p text:style-name="P9"><text:span text:style-name="NormalTok">A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9"><text:span text:style-name="DecValTok">5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9"><text:span text:style-name="NormalTok">#</text:span></text:p>
          </table:table-cell>
          <table:table-cell table:style-name="TableRowCell" office:value-type="string">
    </table:table-cell>
        </table:table-row>
      </table:table>
      <text:p text:style-name="First_20_paragraph">Also determine what characters the following integers (in decimal system) represent:</text:p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P11"><text:span text:style-name="DataTypeTok">int</text:span> value</text:p>
            </table:table-cell>
            <table:table-cell table:style-name="TableHeaderRowCell" office:value-type="string">
              <text:p text:style-name="P12"><text:span text:style-name="DataTypeTok">char</text:span> value</text:p>
            </table:table-cell>
          </table:table-row>
        </table:table-header-rows>
        <table:table-row>
          <table:table-cell table:style-name="TableRowCell" office:value-type="string">
            <text:p text:style-name="P13"><text:span text:style-name="DecValTok">49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13"><text:span text:style-name="DecValTok">104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13"><text:span text:style-name="DecValTok">89</text:span></text:p>
          </table:table-cell>
          <table:table-cell table:style-name="TableRowCell" office:value-type="string">
    </table:table-cell>
        </table:table-row>
      </table:table>
      <text:h text:style-name="Heading_20_1" text:outline-level="1"><text:bookmark-start text:name="comparing"/>Comparing<text:bookmark-end text:name="comparing"/></text:h>
      <text:p text:style-name="First_20_paragraph">Exactly as <draw:frame draw:style-name="fr1" text:anchor-type="as-char"><draw:object xlink:href="Formula-0/" xlink:type="simple" xlink:show="embed" xlink:actuate="onLoad"/></draw:frame> is less than <draw:frame draw:style-name="fr1" text:anchor-type="as-char"><draw:object xlink:href="Formula-2/" xlink:type="simple" xlink:show="embed" xlink:actuate="onLoad"/></draw:frame>, the character associated with <draw:frame draw:style-name="fr1" text:anchor-type="as-char"><draw:object xlink:href="Formula-4/" xlink:type="simple" xlink:show="embed" xlink:actuate="onLoad"/></draw:frame>, <text:span text:style-name="NormalTok">A</text:span>, is less than the character associated with <draw:frame draw:style-name="fr1" text:anchor-type="as-char"><draw:object xlink:href="Formula-6/" xlink:type="simple" xlink:show="embed" xlink:actuate="onLoad"/></draw:frame>, <text:span text:style-name="NormalTok">a</text:span>.</text:p>
      <text:p text:style-name="Text_20_body">You can convince yourself by executing the following code:</text:p>
      <text:p text:style-name="P15">if ('A' &gt; 'a')</text:p>
      <text:p text:style-name="P16"><text:s text:c="4"/>Console.Write("A is greater than a");</text:p>
      <text:p text:style-name="P17">else</text:p>
      <text:p text:style-name="P18"><text:s text:c="4"/>Console.Write("A is less than a");</text:p>
      <text:p text:style-name="First_20_paragraph">Implement the following short program to practice this concept:</text:p>
      <text:list text:style-name="L2">
        <text:list-item>
          <text:p text:style-name="P19">Ask user to enter a lowercase character.</text:p>
        </text:list-item>
        <text:list-item>
          <text:p text:style-name="P19">Check that the character is within the <text:span text:style-name="T2">a - z</text:span> range (it <text:span text:style-name="T1">is</text:span> a lowercase character)</text:p>
        </text:list-item>
        <text:list-item>
          <text:p text:style-name="P19">When it is not in this range, display “not a lowercase character”</text:p>
        </text:list-item>
        <text:list-item>
          <text:p text:style-name="P19">Otherwise, perform the following steps:</text:p>
          <text:list text:style-name="L3">
            <text:list-item>
              <text:p text:style-name="P20">if user enters character <text:span text:style-name="CharTok">'n'</text:span>, display “You entered n”</text:p>
            </text:list-item>
            <text:list-item>
              <text:p text:style-name="P20">if the character occurs before <text:span text:style-name="CharTok">'n'</text:span>, display “Before n”</text:p>
            </text:list-item>
            <text:list-item>
              <text:p text:style-name="P20">if the character occurs after <text:span text:style-name="CharTok">'n'</text:span>, display “After n”</text:p>
            </text:list-item>
          </text:list>
        </text:list-item>
      </text:list>
      <text:list text:style-name="L4">
        <text:list-item>
          <text:p text:style-name="P21">To read <text:span text:style-name="T1">a single character</text:span> (instead of a whole string), use ReadKey() method: <text:span text:style-name="NormalTok">Console</text:span><text:span text:style-name="OperatorTok">.</text:span><text:span text:style-name="FunctionTok">ReadKey</text:span><text:span text:style-name="OperatorTok">().</text:span><text:span text:style-name="FunctionTok">KeyChar</text:span></text:p>
        </text:list-item>
      </text:list>
      <text:h text:style-name="Heading_20_1" text:outline-level="1"><text:bookmark-start text:name="testing-for-equality"/>Testing for Equality<text:bookmark-end text:name="testing-for-equality"/></text:h>
      <text:p text:style-name="First_20_paragraph">You can also test if a character is equal to an other by using <text:span text:style-name="OperatorTok">==</text:span>, as for integer values. This is particularly useful when we want to ask the user for a “yes” / “no” decision.</text:p>
      <text:p text:style-name="Text_20_body">Write a program that</text:p>
      <text:list text:style-name="L5">
        <text:list-item>
          <text:p text:style-name="P22">Asks the user for a character,</text:p>
        </text:list-item>
        <text:list-item>
          <text:p text:style-name="P22">Displays on the screen “The user said yes” if the user entered <text:span text:style-name="CharTok">'Y'</text:span> or <text:span text:style-name="CharTok">'y'</text:span>,</text:p>
        </text:list-item>
        <text:list-item>
          <text:p text:style-name="P22">Displays on the screen “The user said no” if the user entered <text:span text:style-name="CharTok">'N'</text:span> or <text:span text:style-name="CharTok">'n'</text:span>,</text:p>
        </text:list-item>
        <text:list-item>
          <text:p text:style-name="P22">Displays on the screen “The user entered an incorrect value” if the user entered any other character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h text:style-name="Heading_20_2" text:outline-level="2"><text:bookmark-start text:name="string-comparison"/>String Comparison<text:bookmark-end text:name="string-comparison"/></text:h>
      <text:p text:style-name="First_20_paragraph">Comparing strings cannot be done with <text:span text:style-name="OperatorTok">&gt;</text:span> and <text:span text:style-name="OperatorTok">&lt;</text:span> operators. To compare them, we have to use the <text:a xlink:type="simple" xlink:href="https://docs.microsoft.com/en-us/dotnet/api/system.string.compareordinal" office:name=""><text:span text:style-name="Definition">CompareOrdinal</text:span></text:a> method of the <text:a xlink:type="simple" xlink:href="https://docs.microsoft.com/en-us/dotnet/api/system.string" office:name=""><text:span text:style-name="Definition">String</text:span></text:a> class.</text:p>
      <text:p text:style-name="Text_20_body">It works as follow:</text:p>
      <text:p text:style-name="P23">if (String.CompareOrdinal("A", "a") &gt; 0)</text:p>
      <text:p text:style-name="P24">{</text:p>
      <text:p text:style-name="P25"><text:s text:c="4"/>Console.Write("A is greater than a");</text:p>
      <text:p text:style-name="P26">}</text:p>
      <text:p text:style-name="P27">else</text:p>
      <text:p text:style-name="P28">{</text:p>
      <text:p text:style-name="P29"><text:s text:c="4"/>Console.Write("A is less than a");</text:p>
      <text:p text:style-name="P30">}</text:p>
      <text:p text:style-name="First_20_paragraph">Note that <text:span text:style-name="NormalTok">CompareOrdinal</text:span> returns an integer, that we then compare with <draw:frame draw:style-name="fr1" text:anchor-type="as-char"><draw:object xlink:href="Formula-8/" xlink:type="simple" xlink:show="embed" xlink:actuate="onLoad"/></draw:frame>.</text:p>
      <text:list text:style-name="L6">
        <text:list-item>
          <text:p text:style-name="P31">If the value returned is <draw:frame draw:style-name="fr1" text:anchor-type="as-char"><draw:object xlink:href="Formula-10/" xlink:type="simple" xlink:show="embed" xlink:actuate="onLoad"/></draw:frame>, then the strings are the same,</text:p>
        </text:list-item>
        <text:list-item>
          <text:p text:style-name="P31">If the value returned is less than <draw:frame draw:style-name="fr1" text:anchor-type="as-char"><draw:object xlink:href="Formula-12/" xlink:type="simple" xlink:show="embed" xlink:actuate="onLoad"/></draw:frame>, then the first string is less than the second one,</text:p>
        </text:list-item>
        <text:list-item>
          <text:p text:style-name="P31">If the value returned is greater than <draw:frame draw:style-name="fr1" text:anchor-type="as-char"><draw:object xlink:href="Formula-14/" xlink:type="simple" xlink:show="embed" xlink:actuate="onLoad"/></draw:frame>, then the first string is greater than the second one.</text:p>
        </text:list-item>
      </text:list>
      <text:p text:style-name="First_20_paragraph">In the previous example, we tested string made of only one character, but we can compare arbitrarily complex strings:</text:p>
      <text:p text:style-name="P32">if (String.CompareOrdinal("Augusta", "August") &gt; 0)</text:p>
      <text:p text:style-name="P33">{</text:p>
      <text:p text:style-name="P34"><text:s text:c="4"/>Console.Write("Augusta is greater than August");</text:p>
      <text:p text:style-name="P35">}</text:p>
      <text:p text:style-name="P36">else</text:p>
      <text:p text:style-name="P37">{</text:p>
      <text:p text:style-name="P38"><text:s text:c="4"/>Console.Write("Augusta is less than August");</text:p>
      <text:p text:style-name="P39">}</text:p>
      <text:p text:style-name="First_20_paragraph">To conclude with this topic, note that the integer returned actually has a precise value.</text:p>
      <text:p text:style-name="Text_20_body">Examine the following code to understand it.</text:p>
      <text:p text:style-name="P40">if (String.CompareOrdinal("A", "a") == ((int)'A' - (int)'a'))</text:p>
      <text:p text:style-name="P41"><text:s text:c="4"/>Console.WriteLine("Ok, I get it now");</text:p>
      <text:p text:style-name="P42"/>
      <text:p text:style-name="P43">if (String.CompareOrdinal("Ab", "az") == (((int)'A' + (int)'b') - ((int)'a' + (int)'z')))</text:p>
      <text:p text:style-name="P44"><text:s text:c="4"/>Console.WriteLine("Yes, I really do.");</text:p>
      <text:p text:style-name="P45"/>
      <text:p text:style-name="P46">else if (String.CompareOrdinal("Ab", "az") == ((int)'A' - (int)'a'))</text:p>
      <text:p text:style-name="P47"><text:s text:c="4"/>Console.WriteLine("Or do I?");</text:p>
      <text:p text:style-name="P48"><text:s text:c="4"/></text:p>
      <text:p text:style-name="P49">if (String.CompareOrdinal("ABCDEf", "ABCDEF") == (int)'f' - (int)'F')</text:p>
      <text:p text:style-name="P50"><text:s text:c="4"/>Console.WriteLine("Ok, now I'm good.");</text:p>
      <text:p text:style-name="First_20_paragraph">Do you understand how the returning value is computed for these strings?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Char and Int Conversion, Ordering of Character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9-10T16:53:23Z</meta:creation-date>
    <dc:date>2021-09-10T16:53:23Z</dc:date>
    <meta:user-defined meta:name="date" meta:value-type="string">September  10, 2021 (12:53:0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65</mn>
</math>
</file>

<file path=Formula-10/content.xml><?xml version="1.0" encoding="utf-8"?>
<math xmlns="http://www.w3.org/1998/Math/MathML" display="inline">
  <mn>0</mn>
</math>
</file>

<file path=Formula-12/content.xml><?xml version="1.0" encoding="utf-8"?>
<math xmlns="http://www.w3.org/1998/Math/MathML" display="inline">
  <mn>0</mn>
</math>
</file>

<file path=Formula-14/content.xml><?xml version="1.0" encoding="utf-8"?>
<math xmlns="http://www.w3.org/1998/Math/MathML" display="inline">
  <mn>0</mn>
</math>
</file>

<file path=Formula-2/content.xml><?xml version="1.0" encoding="utf-8"?>
<math xmlns="http://www.w3.org/1998/Math/MathML" display="inline">
  <mn>97</mn>
</math>
</file>

<file path=Formula-4/content.xml><?xml version="1.0" encoding="utf-8"?>
<math xmlns="http://www.w3.org/1998/Math/MathML" display="inline">
  <mn>65</mn>
</math>
</file>

<file path=Formula-6/content.xml><?xml version="1.0" encoding="utf-8"?>
<math xmlns="http://www.w3.org/1998/Math/MathML" display="inline">
  <mn>97</mn>
</math>
</file>

<file path=Formula-8/content.xml><?xml version="1.0" encoding="utf-8"?>
<math xmlns="http://www.w3.org/1998/Math/MathML" display="inline">
  <mn>0</mn>
</math>
</file>